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6f84"/>
    </style:style>
    <style:style style:name="T1" style:family="text">
      <style:text-properties officeooo:rsid="001d6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👩🏽‍🏫 Week 3 — <text:span text:style-name="Emphasis">“The Word That Gives Life”</text:span></text:h>
      <text:h text:style-name="Heading_20_3" text:outline-level="3">Expanded Teacher Story Plan (Days 1–6 Combined)</text:h>
      <text:p text:style-name="Horizontal_20_Line"/>
      <text:p text:style-name="Text_20_body">🌅 <text:span text:style-name="Emphasis">The morning is quiet.</text:span><text:line-break/>The sun is rising.<text:line-break/>You stand in a wide, open field.<text:line-break/>You take a deep breath… (pause)<text:line-break/>Fresh air. New air. Alive air.</text:p>
      <text:p text:style-name="Text_20_body">That is what happens when we open the Bible with prayer.<text:line-break/>God breathes <text:span text:style-name="Emphasis">out</text:span> His life —<text:line-break/>We breathe <text:span text:style-name="Emphasis">in</text:span> His Spirit.</text:p>
      <text:p text:style-name="Text_20_body"><text:span text:style-name="T1">T</text:span>he Bible.<text:line-break/>It’s not just a book.<text:line-break/>Not only words.<text:line-break/>It’s <text:span text:style-name="Emphasis">God’s heartbeat.</text:span><text:line-break/>It still whispers, “Come. Live.”</text:p>
      <text:p text:style-name="Horizontal_20_Line"/>
      <text:p text:style-name="Text_20_body">Now see what His Word is like:</text:p>
      <text:p text:style-name="Text_20_body">🥛 <text:span text:style-name="Strong_20_Emphasis">Milk</text:span> — gentle, pure, helps us grow.<text:line-break/>🍞 <text:span text:style-name="Strong_20_Emphasis">Bread</text:span> — fills the hungry, gives strength.<text:line-break/>🍯 <text:span text:style-name="Strong_20_Emphasis">Honey</text:span> — sweet, gives joy even in hard times.<text:line-break/>🔥 <text:span text:style-name="Strong_20_Emphasis">Fire</text:span> — warms the heart, gives light in the dark.<text:line-break/>💧 <text:span text:style-name="Strong_20_Emphasis">Water</text:span> — washes dust away, smooths the rough places in life.</text:p>
      <text:p text:style-name="Horizontal_20_Line"/>
      <text:p text:style-name="Text_20_body">If we only read with our <text:span text:style-name="Emphasis">mind</text:span>, the words stay flat.<text:line-break/>But if we <text:span text:style-name="Emphasis">pray</text:span> as we read —<text:line-break/>“Lord Jesus, speak to me through Your Word” —<text:line-break/>then the words move…<text:line-break/>they breathe…<text:line-break/>they <text:span text:style-name="Emphasis">live</text:span> inside us.</text:p>
      <text:p text:style-name="Text_20_body">The Spirit turns simple verses into food for the soul.<text:line-break/>Quietly — not loud, not forced —<text:line-break/>the Word shapes our hearts, like a river carving new paths in rock.</text:p>
      <text:p text:style-name="Horizontal_20_Line"/>
      <text:p text:style-name="Text_20_body">As we keep reading, something happens.<text:line-break/>The Word that fed us begins to <text:span text:style-name="Emphasis">shine</text:span> through us.<text:line-break/>Our thoughts soften.<text:line-break/>Our hearts become patient.<text:line-break/><text:soft-page-break/>We start to love people we once could not love.<text:line-break/>That’s how Jesus lives inside — through His Word.</text:p>
      <text:p text:style-name="Horizontal_20_Line"/>
      <text:p text:style-name="Text_20_body">And when the Word burns like a small flame here (touch chest),<text:line-break/>our hands can’t stay still.<text:line-break/>We sign. We sing. We share.</text:p>
      <text:p text:style-name="Text_20_body">Our lives become a message —<text:line-break/>✨ <text:span text:style-name="Strong_20_Emphasis">“God’s Word still gives life.”</text:span></text:p>
      <text:p text:style-name="P1"><text:span text:style-name="Strong_20_Emphasis"><text:span text:style-name="T1">Let’s review His WORD.</text:span></text:span></text:p>
      <text:h text:style-name="Heading_20_3" text:outline-level="3">🥛 Milk – “Learning to Grow”</text:h>
      <text:p text:style-name="Text_20_body">Ask, “Who remembers being a baby?” (smile)<text:line-break/>Hold up a cup of milk.<text:line-break/>Say:</text:p>
      <text:p text:style-name="Quotations">“A baby doesn’t study milk; the baby drinks it. The milk helps it grow strong.<text:line-break/>God’s Word is the same—pure milk for our spirit.”</text:p>
      <text:p text:style-name="Text_20_body">Let them sign or say: <text:span text:style-name="Strong_20_Emphasis">WORD → DRINK → GROW STRONG.</text:span><text:line-break/>Then explain: “Every time you read a verse, you are drinking life.”</text:p>
      <text:p text:style-name="Horizontal_20_Line"/>
      <text:h text:style-name="Heading_20_3" text:outline-level="3">🍞 Bread – “Strength for the Journey”</text:h>
      <text:p text:style-name="Text_20_body">Walk a few steps as if traveling. Say:</text:p>
      <text:p text:style-name="Quotations">“When Jesus was tempted, He said, ‘Man cannot live on bread alone.’<text:line-break/>The Word of God is our true bread.”</text:p>
      <text:p text:style-name="Text_20_body">Show the motion of breaking bread and sharing it.<text:line-break/>“Bread gives energy to the body; God’s Word gives energy to the soul.<text:line-break/>When you are tired or weak, one verse can lift you again.”</text:p>
      <text:p text:style-name="Horizontal_20_Line"/>
      <text:h text:style-name="Heading_20_3" text:outline-level="3">🍯 Honey – “Sweet in the Hard Times”</text:h>
      <text:p text:style-name="Text_20_body">Hold up something sweet or show a picture of honey.</text:p>
      <text:p text:style-name="Quotations">“Sometimes life feels bitter—pain, loss, misunderstanding.<text:line-break/>But David said, ‘Your Word is sweeter than honey.’”</text:p>
      <text:p text:style-name="Text_20_body">Pause. Smile.<text:line-break/>“Even in hard times, one promise from God can bring back sweetness.<text:line-break/>The Word changes the taste of life.”</text:p>
      <text:p text:style-name="Horizontal_20_Line"/>
      <text:h text:style-name="Heading_20_3" text:outline-level="3"><text:soft-page-break/>💨 Breath – “The Air of God”</text:h>
      <text:p text:style-name="Text_20_body">Invite everyone to take one deep breath together.<text:line-break/>Say:</text:p>
      <text:p text:style-name="Quotations">“All Scripture is God-breathed. That means every word carries His breath.<text:line-break/>When we pray while reading, we breathe in His Spirit.<text:line-break/>The Bible is not dry—it’s living air.”</text:p>
      <text:p text:style-name="Text_20_body">Encourage them to whisper or sign: <text:span text:style-name="Strong_20_Emphasis">BREATHE IN GOD → PEACE.</text:span></text:p>
      <text:p text:style-name="Horizontal_20_Line"/>
      <text:h text:style-name="Heading_20_3" text:outline-level="3">🔥 Fire – “The Spark in the Heart”</text:h>
      <text:p text:style-name="Text_20_body">Light a candle or pretend to strike a match.<text:line-break/>The small flame dances.<text:line-break/>Say:</text:p>
      <text:p text:style-name="Quotations">“A match has fire inside, but if you strike it wrong, nothing happens.<text:line-break/>The Bible has fire inside too.<text:line-break/>If we only strike it with our mind—no fire.<text:line-break/>But if we strike it with our spirit—pray, believe—the Word catches fire!”</text:p>
      <text:p text:style-name="Text_20_body">Move your hands near your heart.</text:p>
      <text:p text:style-name="Quotations">“That fire burns away fear and gives passion to love again.”</text:p>
      <text:p text:style-name="Horizontal_20_Line"/>
      <text:h text:style-name="Heading_20_3" text:outline-level="3">💧 Water – “The River That Cleans Within”</text:h>
      <text:p text:style-name="Text_20_body">Now pour water slowly into a clear bowl or show a picture of a flowing river.<text:line-break/>Speak gently:</text:p>
      <text:p text:style-name="Quotations">“Ephesians says Christ washes us with the water of His Word.<text:line-break/>His blood cleans our sins, but His Word washes our hearts.<text:line-break/>It flows inside, removing old anger, worry, and pride.<text:line-break/>Like river stones becoming smooth, His Word shapes us little by little.”</text:p>
      <text:p text:style-name="Text_20_body">Pause and let the idea sink in.</text:p>
      <text:p text:style-name="Quotations">“When you feel heavy inside, let the Word wash you again.”</text:p>
      <text:p text:style-name="Horizontal_20_Line"/>
      <text:h text:style-name="Heading_20_3" text:outline-level="3">❤️ Abiding Word – “When Jesus Lives Inside”</text:h>
      <text:p text:style-name="Text_20_body">Hold your hand over your heart.<text:line-break/>Say:</text:p>
      <text:p text:style-name="Quotations">“Jesus said, ‘If you stay in Me and My words stay in you.’<text:line-break/>When His Word lives in us, Jesus Himself lives in us.<text:line-break/>We become warm with His fire, fresh with His water, alive with His breath.”</text:p>
      <text:p text:style-name="Text_20_body"><text:soft-page-break/>Look at each student. Smile.</text:p>
      <text:p text:style-name="Quotations">“You don’t have to understand every verse.<text:line-break/>Just keep reading, keep praying, and the Word will build a home in your heart.”</text:p>
      <text:p text:style-name="Horizontal_20_Line"/>
      <text:h text:style-name="Heading_20_3" text:outline-level="3">🌄 Closing Scene – “The Garden Within”</text:h>
      <text:p text:style-name="Text_20_body">Tell this story softly:</text:p>
      <text:p text:style-name="Quotations">“A garden was dry and cracked. No flowers, only dust.<text:line-break/>Then the rain came. One drop, then another, and another.<text:line-break/>Soon the soil softened, seeds woke up, and color filled the field again.”</text:p>
      <text:p text:style-name="Text_20_body">Look up, pause.</text:p>
      <text:p text:style-name="Quotations">“That garden is our heart.<text:line-break/>When we let the Word rain on us—milk, bread, honey, breath, fire, water—life begins to grow again.”</text:p>
      <text:p text:style-name="Text_20_body">Let the class stay quiet for a few seconds—eyes closed or hands resting on their hearts.</text:p>
      <text:p text:style-name="Horizontal_20_Line"/>
      <text:h text:style-name="Heading_20_3" text:outline-level="3">🙏 Commitment Prayer (Group Repeat)</text:h>
      <text:p text:style-name="Quotations">“Lord Jesus,<text:line-break/>Your Word is milk when I am weak,<text:line-break/>bread when I am hungry,<text:line-break/>honey when I am sad,<text:line-break/>breath when I am tired,<text:line-break/>fire when I am cold,<text:line-break/>and water when I am dry.<text:line-break/>Live in me through Your Word.<text:line-break/>Wash me, feed me, and light my heart again.<text:line-break/>Amen.”</text:p>
      <text:p text:style-name="Horizontal_20_Line"/>
      <text:h text:style-name="Heading_20_3" text:outline-level="3">🌺 Teacher’s Sentimental Wrap-Up</text:h>
      <text:p text:style-name="Text_20_body">End softly, with eye contact:</text:p>
      <text:p text:style-name="Quotations">“Today you have eaten and breathed God’s Word.<text:line-break/>Keep it inside you—let it grow.<text:line-break/>Every time you sign His Word, life spreads to someone else.<text:line-break/>You are not just learning the Bible—you are becoming part of it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7:50:01.587000000</meta:creation-date>
    <dc:date>2025-10-24T18:37:36.447000000</dc:date>
    <meta:editing-duration>PT47M35S</meta:editing-duration>
    <meta:editing-cycles>1</meta:editing-cycles>
    <meta:document-statistic meta:table-count="0" meta:image-count="0" meta:object-count="0" meta:page-count="4" meta:paragraph-count="55" meta:word-count="959" meta:character-count="5105" meta:non-whitespace-character-count="4192"/>
    <meta:generator>EasyOffice/7.6.2.1.0$Windows_X86_64 LibreOffice_project/0bc4d647150f05f02b71ccb5539a4012b57f1faf</meta:generator>
  </office:meta>
</office:document-meta>
</file>